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;[.K76];[.K104])" office:value-type="float" office:value="158700">
            <text:p>158700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;[.G103])" office:value-type="float" office:value="155500">
            <text:p>1555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3200">
            <text:p>32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61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3200">
            <text:p>32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5600">
            <text:p>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5950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8000">
            <text:p>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9900">
            <text:p>9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111000">
            <text:p>111000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03.41310541311">
            <text:p>1503.4131054131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+Sergey</text:p>
          </table:table-cell>
          <table:table-cell/>
          <table:table-cell table:formula="of:=SUM([.B100];[.E100])" office:value-type="float" office:value="731.259259259259">
            <text:p>731.2592592593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491.25925925926">
            <text:p>1491.259259259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15.41310541311">
            <text:p>1515.4131054131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887.41310541311">
            <text:p>1887.4131054131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511.41310541311">
            <text:p>1511.4131054131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00])" office:value-type="float" office:value="359.259259259259">
            <text:p>359.2592592593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1152.15384615385">
            <text:p>1152.1538461539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];[.D100])" office:value-type="float" office:value="772.153846153846">
            <text:p>772.153846153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515.41310541311">
            <text:p>1515.4131054131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25" office:value-type="float" office:value="376">
            <text:p>376</text:p>
          </table:table-cell>
          <table:table-cell table:formula="of:=[.D71]/26" office:value-type="float" office:value="396.153846153846">
            <text:p>396.1538461538</text:p>
          </table:table-cell>
          <table:table-cell table:formula="of:=[.E71]/27" office:value-type="float" office:value="359.259259259259">
            <text:p>359.2592592593</text:p>
          </table:table-cell>
          <table:table-cell table:style-name="ce3" table:formula="of:=[.F71]/25" office:value-type="float" office:value="384">
            <text:p>384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3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table:number-columns-repeated="3"/>
          <table:table-cell table:style-name="ce2" table:formula="of:=SUM([.B103:.F103])" office:value-type="float" office:value="19300">
            <text:p>19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788.333333333333">
            <text:p>788.3333333333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E132])" office:value-type="float" office:value="788.333333333333">
            <text:p>788.3333333333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788.333333333333">
            <text:p>788.3333333333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32:.F132])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32];[.C132];[.E132];[.F132])" office:value-type="float" office:value="788.333333333333">
            <text:p>788.333333333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F132])" office:value-type="float" office:value="788.333333333333">
            <text:p>788.333333333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32:.F132])" office:value-type="float" office:value="788.333333333333">
            <text:p>788.3333333333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32:.F132])" office:value-type="float" office:value="380">
            <text:p>380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32])"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6" office:value-type="float" office:value="0">
            <text:p>0</text:p>
          </table:table-cell>
          <table:table-cell table:formula="of:=[.E103]/27" office:value-type="float" office:value="0">
            <text:p>0</text:p>
          </table:table-cell>
          <table:table-cell table:style-name="ce3" table:formula="of:=[.F103]/25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04:.H132])" office:value-type="float" office:value="19300">
            <text:p>19300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6/21/2016</text:date>, <text:time>11:0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21T11:04:00</dc:date>
    <meta:editing-duration>P7DT23H8M1S</meta:editing-duration>
    <meta:editing-cycles>2662</meta:editing-cycles>
    <meta:generator>OpenOffice/4.1.1$Unix OpenOffice.org_project/411m6$Build-9775</meta:generator>
    <dc:creator>Hasmik Dabaghyan</dc:creator>
    <meta:document-statistic meta:table-count="15" meta:cell-count="6702" meta:object-count="0"/>
  </office:meta>
</office:document-meta>
</file>